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style:font-face style:name="OpenSymbol3" svg:font-family="OpenSymbol"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paragraph-properties fo:line-height="100%"/>
      <style:text-properties officeooo:rsid="04af6545" officeooo:paragraph-rsid="04af6545"/>
    </style:style>
    <style:style style:name="P4" style:family="paragraph" style:parent-style-name="Text_20_body">
      <style:text-properties officeooo:rsid="0655cb40" officeooo:paragraph-rsid="065e1c4f"/>
    </style:style>
    <style:style style:name="P5" style:family="paragraph" style:parent-style-name="Text_20_body">
      <style:text-properties officeooo:rsid="0655cb40" officeooo:paragraph-rsid="065efb70"/>
    </style:style>
    <style:style style:name="P6" style:family="paragraph" style:parent-style-name="Text_20_body">
      <style:text-properties officeooo:rsid="065efb70" officeooo:paragraph-rsid="065efb70"/>
    </style:style>
    <style:style style:name="P7" style:family="paragraph" style:parent-style-name="Text_20_body" style:list-style-name="L2">
      <style:text-properties officeooo:rsid="065efb70" officeooo:paragraph-rsid="065efb70"/>
    </style:style>
    <style:style style:name="P8" style:family="paragraph" style:parent-style-name="Text_20_body">
      <style:paragraph-properties fo:text-align="end" style:justify-single-word="false" style:writing-mode="rl-tb"/>
      <style:text-properties officeooo:rsid="0651b134" officeooo:paragraph-rsid="065b410f"/>
    </style:style>
    <style:style style:name="P9" style:family="paragraph" style:parent-style-name="Text_20_body">
      <style:paragraph-properties fo:text-align="end" style:justify-single-word="false" style:writing-mode="rl-tb"/>
      <style:text-properties officeooo:paragraph-rsid="065b410f"/>
    </style:style>
    <style:style style:name="P10" style:family="paragraph" style:parent-style-name="Text_20_body" style:list-style-name="WWNum5">
      <style:paragraph-properties fo:margin-top="0in" fo:margin-bottom="0in" loext:contextual-spacing="false" fo:text-align="end" style:justify-single-word="false" style:writing-mode="rl-tb"/>
      <style:text-properties officeooo:paragraph-rsid="065b410f"/>
    </style:style>
    <style:style style:name="P11" style:family="paragraph" style:parent-style-name="Text_20_body">
      <style:paragraph-properties fo:margin-top="0in" fo:margin-bottom="0in" loext:contextual-spacing="false" fo:text-align="end" style:justify-single-word="false" style:writing-mode="rl-tb"/>
      <style:text-properties officeooo:paragraph-rsid="065b410f"/>
    </style:style>
    <style:style style:name="P12" style:family="paragraph" style:parent-style-name="Text_20_body">
      <style:paragraph-properties fo:margin-top="0in" fo:margin-bottom="0in" loext:contextual-spacing="false" fo:text-align="end" style:justify-single-word="false" style:writing-mode="rl-tb"/>
      <style:text-properties style:font-name="Courier New" fo:font-size="12pt" officeooo:paragraph-rsid="065b410f" style:font-size-asian="12pt" style:font-size-complex="12pt"/>
    </style:style>
    <style:style style:name="P13" style:family="paragraph" style:parent-style-name="Text_20_body">
      <style:paragraph-properties fo:margin-top="0in" fo:margin-bottom="0in" loext:contextual-spacing="false" fo:text-align="start" style:justify-single-word="false" style:writing-mode="lr-tb"/>
      <style:text-properties officeooo:paragraph-rsid="065b410f"/>
    </style:style>
    <style:style style:name="P14" style:family="paragraph" style:parent-style-name="Heading_20_1">
      <style:paragraph-properties fo:line-height="100%"/>
      <style:text-properties officeooo:rsid="04af6545" officeooo:paragraph-rsid="04af6545"/>
    </style:style>
    <style:style style:name="P15" style:family="paragraph" style:parent-style-name="Heading_20_2">
      <style:paragraph-properties fo:line-height="100%"/>
      <style:text-properties officeooo:rsid="0651b134" officeooo:paragraph-rsid="065e1c4f"/>
    </style:style>
    <style:style style:name="P16" style:family="paragraph" style:parent-style-name="Heading_20_2">
      <style:paragraph-properties fo:line-height="100%"/>
      <style:text-properties officeooo:rsid="0651b134" officeooo:paragraph-rsid="065efb70"/>
    </style:style>
    <style:style style:name="P17" style:family="paragraph" style:parent-style-name="Heading_20_2">
      <style:paragraph-properties fo:margin-top="0.1665in" fo:margin-bottom="0.0835in" loext:contextual-spacing="false" fo:text-align="end" style:justify-single-word="false" style:writing-mode="rl-tb"/>
      <style:text-properties officeooo:paragraph-rsid="065b410f"/>
    </style:style>
    <style:style style:name="T1" style:family="text">
      <style:text-properties officeooo:rsid="05226f8d"/>
    </style:style>
    <style:style style:name="T2" style:family="text">
      <style:text-properties officeooo:rsid="05a9c9df"/>
    </style:style>
    <style:style style:name="T3" style:family="text">
      <style:text-properties officeooo:rsid="0653b497"/>
    </style:style>
    <style:style style:name="T4" style:family="text">
      <style:text-properties fo:font-weight="bold" style:font-weight-asian="bold" style:font-weight-complex="bold"/>
    </style:style>
    <style:style style:name="T5" style:family="text">
      <style:text-properties officeooo:rsid="06588c83"/>
    </style:style>
    <style:style style:name="T6" style:family="text">
      <style:text-properties style:font-name="Courier New" fo:font-size="12pt" style:font-size-asian="12pt" style:font-size-complex="12pt"/>
    </style:style>
    <style:style style:name="T7" style:family="text">
      <style:text-properties style:font-name="Courier New" fo:font-size="10pt" style:font-size-asian="10pt" style:font-size-complex="10pt"/>
    </style:style>
    <style:style style:name="T8" style:family="text">
      <style:text-properties officeooo:rsid="065e1c4f"/>
    </style:style>
    <style:style style:name="T9" style:family="text">
      <style:text-properties officeooo:rsid="065efb70"/>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text:span text:style-name="T1">מטלה</text:span> <text:span text:style-name="T3">- אתריום</text:span></text:h>
      <text:p text:style-name="P3">יש לענות על שאלה אחת לבחירתכם.</text:p>
      <text:p text:style-name="P3"/>
      <text:p text:style-name="P15">שאלה <text:span text:style-name="T2">1: אבן נייר ומספריים עם סודיוּת</text:span></text:p>
      <text:p text:style-name="P4">א. ודאו שאתם יכולים לקמפל ולהריץ את החוזה של "אבן נייר ומספריים" שהוצג בכיתה (בקובץ <text:span text:style-name="T5">code</text:span>/rps.sol) בסביבת רמיקס: https://remix.ethereum.org <text:s/>(אמור לעבוד בדפדפן Chrome).</text:p>
      <text:p text:style-name="P4">ב. שנו את התוכנית בהתאם למה שנלמד בהרצאה, כך שהבחירות של שני השחקנים יישמרו בסוד עד לסיום המשחק, ולא יהיה אפשר לראות אותן דרך שרשרת הבלוקים.</text:p>
      <text:p text:style-name="P4"/>
      <text:p text:style-name="P15">שאלה <text:span text:style-name="T8">2: משאל עם</text:span></text:p>
      <text:p text:style-name="P6">כיתבו חוזה חכם בשפת solidity המאפשר לבצע משאל-עם. למשאל יש שתי תוצאות אפשריות: "כן" (1) או "לא" (0). <text:s text:c="3"/>החוזה יתמוך בפעולות הבאות:</text:p>
      <text:list xml:id="list966577580" text:style-name="L2">
        <text:list-item>
          <text:p text:style-name="P7">addVoter – הוספת כתובת ציבורית של אזרח שיש לו זכות בחירה. שיטה זו ניתנת להרצה רק ע"י מי שיצר את החוזה.</text:p>
        </text:list-item>
        <text:list-item>
          <text:p text:style-name="P7">vote – הצבעה – 0 או 1. שיטה זו ניתנת להרצה רק ע"י אזרח שנוסף לפני-כן לחוזה ע"י addVoter. כל אזרח יכול להצביע רק פעם אחת לכל היותר.</text:p>
        </text:list-item>
        <text:list-item>
          <text:p text:style-name="P7">outcome – שיטה המחזירה את תוצאת המשאל – 0 או 1.</text:p>
        </text:list-item>
      </text:list>
      <text:p text:style-name="P6"/>
      <text:p text:style-name="P16">שאלה <text:span text:style-name="T9">3: מכרז </text:span></text:p>
      <text:p text:style-name="P6">כיתבו חוזה חכם בשפת solidity המאפשר לבצע מכרז מחיר שני. פעולות החוזה:</text:p>
      <text:list xml:id="list93639928781118" text:continue-numbering="true" text:style-name="L2">
        <text:list-item>
          <text:p text:style-name="P7">bid – שליחת כסף לחוזה לצורך השתתפות במכרז. ההכרזה שווה לכמות הכסף שנשלח.</text:p>
        </text:list-item>
        <text:list-item>
          <text:p text:style-name="P7">finish – סיום המכרז. שיטה זו ניתנת להרצה רק ע"י מי שיצר את המכרז. השיטה מחשבת את הזוכה, מחזירה לו את ההפרש בין המחיר שלו למחיר השני, מחזירה לכל שאר המשתתפים את כספם, ומחסלת את החוזה (כך שלא יוכלו לקרוא לו שוב).</text:p>
        </text:list-item>
      </text:list>
      <text:p text:style-name="P6"/>
      <text:p text:style-name="P5"/>
      <text:p text:style-name="P17">שאלה <text:span text:style-name="T9">4.</text:span> <text:s/>חוזה חכם לפתרון <text:span text:style-name="T8">בעיה NP-שלמה</text:span></text:p>
      <text:p text:style-name="P9">ב<text:span text:style-name="T4">בעיית חלוקת המספרים</text:span>, נתון מערך של מספרים שלמים. צריך לחלק אותו לשני תת-מערכים, כך שסכום המספרים בשני המערכים הוא זהה (בהנחה שאכן קיימת חלוקה כזאת). <text:s text:c="2"/></text:p>
      <text:p text:style-name="P9"><text:soft-page-break/>למשל: אם הקלט הוא המערך {1,2,3,4}, אז פלט אפשרי הוא שני המערכים: {1,4} <text:s/>ו <text:s/>{2,3}.</text:p>
      <text:p text:style-name="P9">כיוון שהבעיה היא קשה חישובית, אנחנו רוצים לכתוב חוזה חכם במערכת אתריום, שיעודד אנשים לפתור את הבעיה בעצמם ויתן פרס של 1 אֶתֶר לפותר הראשון.</text:p>
      <text:p text:style-name="P11">לפניכם שלד של חוזה בשפת solidity (להזכירכם, <text:span text:style-name="T6">int[] הוא מערך של מספרים שלמים, כמו ב-Java):</text:span></text:p>
      <text:p text:style-name="P12"/>
      <text:p text:style-name="P13"><text:span text:style-name="T7">contract Partition {</text:span></text:p>
      <text:p text:style-name="P13"><text:span text:style-name="T7"><text:s text:c="4"/>constructor(int[] input) public {</text:span></text:p>
      <text:p text:style-name="P13"><text:span text:style-name="T7"><text:s text:c="9"/>....</text:span></text:p>
      <text:p text:style-name="P13"><text:span text:style-name="T7"><text:s text:c="4"/>}</text:span></text:p>
      <text:p text:style-name="P13"><text:span text:style-name="T7"><text:s text:c="3"/></text:span></text:p>
      <text:p text:style-name="P13"><text:span text:style-name="T7"><text:s text:c="4"/>function solve(int[] part1, int[] part2) public {</text:span></text:p>
      <text:p text:style-name="P13"><text:span text:style-name="T7"><text:s text:c="9"/>....</text:span></text:p>
      <text:p text:style-name="P13"><text:span text:style-name="T7"><text:s text:c="4"/>}</text:span></text:p>
      <text:p text:style-name="P13"><text:span text:style-name="T7">}</text:span></text:p>
      <text:p text:style-name="P12"/>
      <text:list xml:id="list3716184826" text:style-name="WWNum5">
        <text:list-item>
          <text:p text:style-name="P10">הבנאי של החוזה מקבל כקלט את המערך שיש לחלק. </text:p>
        </text:list-item>
        <text:list-item>
          <text:p text:style-name="P10">הפונקציה solve היא הפונקציה שהפותרים צריכים לקרוא לה כדי להציע את הפתרון שלהם לבדיקה. <text:s/></text:p>
        </text:list-item>
      </text:list>
      <text:p text:style-name="P11">השלימו את שתי הפונקציות החסרות. <text:s text:c="3"/>הוסיפו משתנים ופונקציות נוספים לפי הצורך.</text:p>
      <text:p text:style-name="P11"/>
      <text:p text:style-name="P9">אם אינכם זוכרים את התחביר של שפת solidity, הניחו שהתחביר זהה לשפת Java או ++C לפי בחירתכם. כמו כן, אתם <text:s/>יכולים להשתמש בכל הפונקציות הנמצאות בספריות התקניות של השפות הללו. הסבירו היטב בעברית מה אתם עושים.</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style:font-face style:name="OpenSymbol3"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hadow="none" style:writing-mode="rl-tb"/>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649" style:display-name="ListLabel 649" style:family="text">
      <style:text-properties style:font-name-complex="OpenSymbol3" style:font-family-complex="OpenSymbol" style:font-family-generic-complex="system" style:font-pitch-complex="variable"/>
    </style:style>
    <style:style style:name="ListLabel_20_650" style:display-name="ListLabel 650" style:family="text">
      <style:text-properties style:font-name-complex="OpenSymbol3" style:font-family-complex="OpenSymbol" style:font-family-generic-complex="system" style:font-pitch-complex="variable"/>
    </style:style>
    <style:style style:name="ListLabel_20_651" style:display-name="ListLabel 651" style:family="text">
      <style:text-properties style:font-name-complex="OpenSymbol3" style:font-family-complex="OpenSymbol" style:font-family-generic-complex="system" style:font-pitch-complex="variable"/>
    </style:style>
    <style:style style:name="ListLabel_20_652" style:display-name="ListLabel 652" style:family="text">
      <style:text-properties style:font-name-complex="OpenSymbol3" style:font-family-complex="OpenSymbol" style:font-family-generic-complex="system" style:font-pitch-complex="variable"/>
    </style:style>
    <style:style style:name="ListLabel_20_653" style:display-name="ListLabel 653" style:family="text">
      <style:text-properties style:font-name-complex="OpenSymbol3" style:font-family-complex="OpenSymbol" style:font-family-generic-complex="system" style:font-pitch-complex="variable"/>
    </style:style>
    <style:style style:name="ListLabel_20_654" style:display-name="ListLabel 654" style:family="text">
      <style:text-properties style:font-name-complex="OpenSymbol3" style:font-family-complex="OpenSymbol" style:font-family-generic-complex="system" style:font-pitch-complex="variable"/>
    </style:style>
    <style:style style:name="ListLabel_20_655" style:display-name="ListLabel 655" style:family="text">
      <style:text-properties style:font-name-complex="OpenSymbol3" style:font-family-complex="OpenSymbol" style:font-family-generic-complex="system" style:font-pitch-complex="variable"/>
    </style:style>
    <style:style style:name="ListLabel_20_656" style:display-name="ListLabel 656" style:family="text">
      <style:text-properties style:font-name-complex="OpenSymbol3" style:font-family-complex="OpenSymbol" style:font-family-generic-complex="system" style:font-pitch-complex="variable"/>
    </style:style>
    <style:style style:name="ListLabel_20_657" style:display-name="ListLabel 657" style:family="text">
      <style:text-properties style:font-name-complex="OpenSymbol3"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5">
      <text:list-level-style-bullet text:level="1" text:style-name="ListLabel_20_649"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650"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2"/>
      </text:list-level-style-bullet>
      <text:list-level-style-bullet text:level="3" text:style-name="ListLabel_20_651"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2"/>
      </text:list-level-style-bullet>
      <text:list-level-style-bullet text:level="4" text:style-name="ListLabel_20_652"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653"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2"/>
      </text:list-level-style-bullet>
      <text:list-level-style-bullet text:level="6" text:style-name="ListLabel_20_654"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2"/>
      </text:list-level-style-bullet>
      <text:list-level-style-bullet text:level="7" text:style-name="ListLabel_20_655"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656"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2"/>
      </text:list-level-style-bullet>
      <text:list-level-style-bullet text:level="9" text:style-name="ListLabel_20_657"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2</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1.5.2$Linux_X86_64 LibreOffice_project/10$Build-2</meta:generator>
    <dc:date>2019-06-06T09:36:33.272306522</dc:date>
    <meta:editing-duration>P11DT15H7M17S</meta:editing-duration>
    <meta:editing-cycles>1443</meta:editing-cycles>
    <dc:creator>Erel Segal-Halevi</dc:creator>
    <meta:document-statistic meta:table-count="0" meta:image-count="0" meta:object-count="0" meta:page-count="2" meta:paragraph-count="34" meta:word-count="404" meta:character-count="2256" meta:non-whitespace-character-count="1830"/>
  </office:meta>
</office:document-meta>
</file>